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바탕1" svg:font-family="바탕"/>
    <style:font-face style:name="F" svg:font-family="" style:font-family-generic="roman"/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P1" style:family="paragraph" style:parent-style-name="Standard">
      <style:text-properties officeooo:rsid="001a7d62" officeooo:paragraph-rsid="001a7d62"/>
    </style:style>
    <style:style style:name="P2" style:family="paragraph" style:parent-style-name="Standard">
      <style:text-properties officeooo:rsid="001a7d62" officeooo:paragraph-rsid="001ad8f7"/>
    </style:style>
    <style:style style:name="P3" style:family="paragraph" style:parent-style-name="Standard">
      <style:text-properties officeooo:rsid="001ad8f7" officeooo:paragraph-rsid="001ad8f7"/>
    </style:style>
    <style:style style:name="P4" style:family="paragraph" style:parent-style-name="Standard">
      <style:text-properties officeooo:rsid="001ad8f7" officeooo:paragraph-rsid="001c42dc"/>
    </style:style>
    <style:style style:name="P5" style:family="paragraph" style:parent-style-name="Standard">
      <style:text-properties officeooo:paragraph-rsid="001ad8f7"/>
    </style:style>
    <style:style style:name="P6" style:family="paragraph" style:parent-style-name="Standard">
      <style:text-properties fo:font-weight="bold" officeooo:rsid="001ad8f7" officeooo:paragraph-rsid="001c42dc" style:font-weight-asian="bold" style:font-weight-complex="bold"/>
    </style:style>
    <style:style style:name="P7" style:family="paragraph" style:parent-style-name="Standard">
      <style:text-properties fo:font-weight="normal" officeooo:rsid="001c42dc" officeooo:paragraph-rsid="001c42dc" style:font-weight-asian="normal" style:font-weight-complex="normal"/>
    </style:style>
    <style:style style:name="P8" style:family="paragraph" style:parent-style-name="Standard">
      <style:text-properties officeooo:rsid="001e3a35" officeooo:paragraph-rsid="001e3a35"/>
    </style:style>
    <style:style style:name="P9" style:family="paragraph" style:parent-style-name="Standard">
      <style:text-properties officeooo:rsid="002056af" officeooo:paragraph-rsid="002056af"/>
    </style:style>
    <style:style style:name="P10" style:family="paragraph" style:parent-style-name="Standard">
      <style:text-properties officeooo:rsid="0020b849" officeooo:paragraph-rsid="0020b849"/>
    </style:style>
    <style:style style:name="P11" style:family="paragraph">
      <style:text-properties style:font-name="F" fo:font-size="12pt"/>
    </style:style>
    <style:style style:name="P12" style:family="paragraph">
      <loext:graphic-properties draw:fill="none" draw:fill-color="#ffffff"/>
      <style:text-properties style:font-name="F" fo:font-size="12pt"/>
    </style:style>
    <style:style style:name="P13" style:family="paragraph">
      <loext:graphic-properties draw:fill="none" draw:fill-color="#ffffff"/>
    </style:style>
    <style:style style:name="T1" style:family="text">
      <style:text-properties officeooo:rsid="001ad8f7"/>
    </style:style>
    <style:style style:name="T2" style:family="text">
      <style:text-properties style:font-name="바탕1" style:font-name-asian="바탕1" style:font-name-complex="바탕1"/>
    </style:style>
    <style:style style:name="T3" style:family="text">
      <style:text-properties style:font-name="바탕1" officeooo:rsid="001ad8f7" style:font-name-asian="바탕1" style:font-name-complex="바탕1"/>
    </style:style>
    <style:style style:name="T4" style:family="text">
      <style:text-properties style:font-name="바탕1" fo:font-size="12pt" style:font-name-asian="바탕1" style:font-size-asian="12pt" style:font-name-complex="바탕1"/>
    </style:style>
    <style:style style:name="T5" style:family="text">
      <style:text-properties style:font-name="바탕1" fo:font-size="12pt" officeooo:rsid="001ad8f7" style:font-name-asian="바탕1" style:font-size-asian="12pt" style:font-name-complex="바탕1"/>
    </style:style>
    <style:style style:name="T6" style:family="text">
      <style:text-properties style:text-line-through-style="solid" style:text-line-through-type="single" style:font-name="바탕1" officeooo:rsid="001c42dc" style:font-name-asian="바탕1" style:font-name-complex="바탕1"/>
    </style:style>
    <style:style style:name="T7" style:family="text">
      <style:text-properties style:text-line-through-style="none" style:text-line-through-type="none" style:font-name="바탕1" style:font-name-asian="바탕1" style:font-name-complex="바탕1"/>
    </style:style>
    <style:style style:name="T8" style:family="text">
      <style:text-properties style:text-line-through-style="none" style:text-line-through-type="none" style:font-name="바탕1" officeooo:rsid="001c42dc" style:font-name-asian="바탕1" style:font-name-complex="바탕1"/>
    </style:style>
    <style:style style:name="T9" style:family="text">
      <style:text-properties style:text-line-through-style="none" style:text-line-through-type="none" style:font-name="바탕1" officeooo:rsid="001ad8f7" style:font-name-asian="바탕1" style:font-name-complex="바탕1"/>
    </style:style>
    <style:style style:name="T10" style:family="text">
      <style:text-properties style:text-line-through-style="none" style:text-line-through-type="none" style:font-name="바탕1" officeooo:rsid="002056af" style:font-name-asian="바탕1" style:font-name-complex="바탕1"/>
    </style:style>
    <style:style style:name="T11" style:family="text">
      <style:text-properties fo:font-size="12pt"/>
    </style:style>
    <style:style style:name="T12" style:family="text">
      <style:text-properties style:font-name="바탕1" fo:font-size="12pt" style:font-name-asian="바탕1" style:font-name-complex="바탕1"/>
    </style:style>
    <style:style style:name="T13" style:family="text">
      <style:text-properties style:font-name="바탕1" fo:font-size="12pt" fo:font-weight="normal" style:font-name-asian="바탕1" style:font-size-asian="12pt" style:font-weight-asian="normal" style:font-name-complex="바탕1" style:font-size-complex="12pt" style:font-weight-complex="normal"/>
    </style:style>
    <style:style style:name="T14" style:family="text">
      <style:text-properties style:font-name="바탕" style:font-name-asian="바탕2" style:font-name-complex="Lucida Sans"/>
    </style:style>
    <style:style style:name="gr1" style:family="graphic">
      <style:graphic-properties draw:stroke="solid" svg:stroke-color="#000000" draw:fill="none" draw:fill-color="#ffffff" fo:min-height="0.653cm"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1.164cm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0.388cm" style:run-through="foreground" style:wrap="non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fo:min-height="0.688cm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정수론 제 2강 : 유클리드 호제법</text:p>
      <text:p text:style-name="P1">정리한 사람: 쑤튜브</text:p>
      <text:p text:style-name="P1"/>
      <text:p text:style-name="P1">*약수의 정의</text:p>
      <text:p text:style-name="P2">정수 <text:span text:style-name="T1">a, b에 대해서(단, a</text:span><text:span text:style-name="T3">≠0)</text:span></text:p>
      <text:p text:style-name="P5"><draw:frame text:anchor-type="paragraph" draw:z-index="0" draw:name="모양1" draw:style-name="gr1" draw:text-style-name="P12" svg:width="8.591cm" svg:height="1.95cm" svg:x="0.042cm" svg:y="0.092cm"><draw:text-box><text:p text:style-name="P11"><text:span text:style-name="T11">a</text:span><text:span text:style-name="T11">가 </text:span><text:span text:style-name="T11">b</text:span><text:span text:style-name="T11">의 약수이다</text:span><text:span text:style-name="T11">.</text:span></text:p><text:p text:style-name="P11"><text:span text:style-name="T12">⇔∃</text:span><text:span text:style-name="T12">k∈Z, such that b=ak.</text:span></text:p><text:p text:style-name="P11"><text:span text:style-name="T13">⇔</text:span><text:span text:style-name="T13">a</text:span><text:span text:style-name="T13">가 </text:span><text:span text:style-name="T13">b</text:span><text:span text:style-name="T13">를 나눈다</text:span><text:span text:style-name="T13">.</text:span></text:p><text:p text:style-name="P11"><text:span text:style-name="T13">⇔</text:span><text:span text:style-name="T13">a|b</text:span></text:p></draw:text-box></draw:frame><text:span text:style-name="T3">ex) “3은 12의 약수” </text:span><text:span text:style-name="T4">⇔ </text:span><text:span text:style-name="T5">12 = 3*4</text:span></text:p>
      <text:p text:style-name="P3"><text:span text:style-name="T2">ex) 7|14, 8</text:span><text:span text:style-name="T6">|</text:span><text:span text:style-name="T8">12, 3|9</text:span></text:p>
      <text:p text:style-name="P3"><text:span text:style-name="T8"/></text:p>
      <text:p text:style-name="P3"><text:span text:style-name="T8">*0의 약수? x|0 ⇒ x는 모든 정수</text:span></text:p>
      <text:p text:style-name="P4"><text:span text:style-name="T8">⇒0의 약수는 모든 정수</text:span></text:p>
      <text:p text:style-name="P4"><text:span text:style-name="T8">⇒0은 모든 정수의 배수</text:span></text:p>
      <text:p text:style-name="P4"><text:span text:style-name="T8"/></text:p>
      <text:p text:style-name="P6"><text:span text:style-name="T8">*공약수(최대 공약수)</text:span></text:p>
      <text:p text:style-name="P7"><text:span text:style-name="T7">gcd(a,b) Greatest Common Divisor</text:span></text:p>
      <text:p text:style-name="P7"><text:span text:style-name="T7">ex) gcd(3,12) = 3</text:span></text:p>
      <text:p text:style-name="P7"><text:span text:style-name="T7">gcd(32, 18) = ?</text:span></text:p>
      <text:p text:style-name="P7"><text:span text:style-name="T7">lcm:최소 공배수(Least Common Multiple)</text:span></text:p>
      <text:p text:style-name="P7"><text:span text:style-name="T7"/></text:p>
      <text:p text:style-name="P7"><text:span text:style-name="T7">ex) gcd(1234567,1203456789)</text:span></text:p>
      <text:p text:style-name="P7"><text:span text:style-name="T7"/></text:p>
      <text:p text:style-name="P7"><text:span text:style-name="T7">*유클리드 알고리즘(유클리드 호제법)</text:span></text:p>
      <text:p text:style-name="P7"><text:span text:style-name="T7">gcd(A,B) (A&gt;B, A</text:span><text:span text:style-name="T9">≠</text:span><text:span text:style-name="T7">B)</text:span></text:p>
      <text:p text:style-name="P8"><draw:frame text:anchor-type="paragraph" draw:z-index="1" draw:name="모양2" draw:style-name="gr2" draw:text-style-name="P13" svg:width="8.838cm" svg:height="1.165cm" svg:x="0.145cm" svg:y="0.108cm"><draw:text-box><text:p>A=qB+r (단, 0≤<text:span text:style-name="T14">r&lt;B)</text:span><text:span text:style-name="T14">일때</text:span><text:span text:style-name="T14">,</text:span></text:p><text:p><text:span text:style-name="T14">gcd(A,B) = gcd(B,r)</text:span></text:p></draw:text-box></draw:frame><text:span text:style-name="T3">p</text:span><text:span text:style-name="T2">f)</text:span></text:p>
      <text:p text:style-name="P8"><text:span text:style-name="T2">gcd(A,B) = g라 하자. gcd(B,r)=g임을 보이자.</text:span></text:p>
      <text:p text:style-name="P8"><text:span text:style-name="T2">그러면 A=ga, B=gb (단, a,b는 서로소)일 수 밖에 없다.</text:span></text:p>
      <text:p text:style-name="P9"><draw:frame text:anchor-type="paragraph" draw:z-index="2" draw:name="모양3" draw:style-name="gr3" draw:text-style-name="P13" svg:width="8.838cm" svg:height="1.463cm" svg:x="0.039cm" svg:y="0.097cm"><draw:text-box><text:p>*서로소란?</text:p><text:p>1을 제외하고 공통인수가 없는 관계</text:p><text:p>즉, gcd(a,b)=1인 관계.</text:p></draw:text-box></draw:frame><draw:frame text:anchor-type="paragraph" draw:z-index="3" draw:name="모양4" draw:style-name="gr4" draw:text-style-name="P13" svg:width="9.173cm" svg:height="1.463cm" svg:x="0.039cm" svg:y="1.702cm"><draw:text-box><text:p>*gcd(A,B) = g이면 A=ga, B=gb로 나타낼 수 있다.</text:p><text:p>단, gcd(a,b)=1</text:p></draw:text-box></draw:frame><text:span text:style-name="T2">A=qB+r에서</text:span></text:p>
      <text:p text:style-name="P9"><text:span text:style-name="T2">ga = qgb+r</text:span></text:p>
      <text:p text:style-name="P9"><text:span text:style-name="T2">r = ga-qgb=g(a-qb)=gr`</text:span></text:p>
      <text:p text:style-name="P9"><text:span text:style-name="T2">gcd(B,r) = g임을 보이자</text:span></text:p>
      <text:p text:style-name="P9"><text:span text:style-name="T2">B=gb, r=gr`이므로 g|B, g|r이라서 g가 공약수 이기는 하다.</text:span></text:p>
      <text:p text:style-name="P9"><text:span text:style-name="T2">g가 최대 공약수 이려면 gcd(b,r`)=1임을 보여야 한다.</text:span></text:p>
      <text:p text:style-name="P9"><text:span text:style-name="T2">귀류법을 이용해보자</text:span></text:p>
      <text:p text:style-name="P9"><text:span text:style-name="T2">gcd(b,r`)=α(단, <text:s/>α</text:span><text:span text:style-name="T3">≠</text:span><text:span text:style-name="T2">1)라고 가정하자</text:span></text:p>
      <text:p text:style-name="P9"><text:span text:style-name="T2">A=qB+r </text:span><text:span text:style-name="T8">⇒ </text:span><text:span text:style-name="T7">ga=qgb+gr`</text:span></text:p>
      <text:p text:style-name="P9"><text:span text:style-name="T7">b= αb`, r`= αr``(단, gcd(b`,r``)=1) 이걸 대입하면,</text:span></text:p>
      <text:p text:style-name="P9"><text:span text:style-name="T7">A=ga=qgαb`+gαr`` = gα(qb`+r``)</text:span></text:p>
      <text:p text:style-name="P10"><text:span text:style-name="T7">즉, g</text:span><text:span text:style-name="T10">α</text:span><text:span text:style-name="T7">|A. 이때 g</text:span><text:span text:style-name="T10">α</text:span><text:span text:style-name="T7">|B이므로 모순이다. Q.E.D.</text:span></text:p>
      <text:p text:style-name="P10"><text:span text:style-name="T7"/></text:p>
      <text:p text:style-name="P10"><text:soft-page-break/><text:span text:style-name="T7">ex) gcd(12345,123) = gcd(123,45) = gcd(45,33) = gcd(33,12) = gcd(12,9) = gcd(9,3) = gcd(3, 0)</text:span></text:p>
      <text:p text:style-name="P1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바탕1" svg:font-family="바탕"/>
    <style:font-face style:name="F" svg:font-family="" style:font-family-generic="roman"/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2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바탕" fo:font-size="12pt" fo:language="en" fo:country="US" style:letter-kerning="true" style:font-name-asian="바탕2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2" style:font-family-asian="바탕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17:13:11.202000000</meta:creation-date>
    <dc:date>2020-11-02T17:49:02.524000000</dc:date>
    <meta:editing-duration>PT25M29S</meta:editing-duration>
    <meta:editing-cycles>6</meta:editing-cycles>
    <meta:generator>LibreOffice/6.1.3.2$Windows_X86_64 LibreOffice_project/86daf60bf00efa86ad547e59e09d6bb77c699acb</meta:generator>
    <meta:document-statistic meta:table-count="0" meta:image-count="0" meta:object-count="0" meta:page-count="2" meta:paragraph-count="33" meta:word-count="305" meta:character-count="789" meta:non-whitespace-character-count="671"/>
  </office:meta>
</office:document-meta>
</file>